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/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list-style-name="L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 style:list-style-name="L4">
      <style:text-properties fo:font-style="normal" style:text-underline-style="none" style:font-style-asian="normal" style:font-style-complex="normal"/>
    </style:style>
    <style:style style:name="P5" style:family="paragraph" style:parent-style-name="Text_20_body" style:list-style-name="L2">
      <style:text-properties fo:font-style="italic" style:font-style-asian="italic" style:font-style-complex="italic"/>
    </style:style>
    <style:style style:name="P6" style:family="paragraph" style:parent-style-name="Text_20_body" style:list-style-name="L3">
      <style:text-properties fo:font-style="italic" style:font-style-asian="italic" style:font-style-complex="italic"/>
    </style:style>
    <style:style style:name="P7" style:family="paragraph" style:parent-style-name="Text_20_body">
      <style:text-properties fo:font-style="italic" style:text-underline-style="none" style:font-style-asian="italic" style:font-style-complex="italic"/>
    </style:style>
    <style:style style:name="P8" style:family="paragraph" style:parent-style-name="Text_20_body" style:list-style-name="L4">
      <style:text-properties fo:font-style="italic" style:text-underline-style="none" style:font-style-asian="italic" style:font-style-complex="italic"/>
    </style:style>
    <style:style style:name="P9" style:family="paragraph" style:parent-style-name="Text_20_body" style:list-style-name="L4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evel_20_1"><text:bookmark-start text:name="__DdeLink__2291_1285985979"/>Грамматика<text:bookmark-end text:name="__DdeLink__2291_1285985979"/></text:p>
      <text:p text:style-name="Level_20_2">Passive (42-43)</text:p>
      <text:p text:style-name="Standard"><text:span text:style-name="T2"/></text:p>
      <text:p text:style-name="Standard"><text:span text:style-name="T2">be + past particle</text:span></text:p>
      <text:p text:style-name="Standard"><text:span text:style-name="T2"/></text:p>
      <text:list xml:id="list1363816733" text:style-name="L1">
        <text:list-item>
          <text:p text:style-name="P1"><text:span text:style-name="T2">Somebody </text:span><text:span text:style-name="T3">built </text:span><text:span text:style-name="T4">this house in 1935. <text:s/></text:span></text:p>
        </text:list-item>
        <text:list-item>
          <text:p text:style-name="P1"><text:span text:style-name="T4">The house </text:span><text:span text:style-name="T3">was built</text:span><text:span text:style-name="T4"> in 1935.</text:span></text:p>
        </text:list-item>
      </text:list>
      <text:p text:style-name="P2"><text:span text:style-name="T5">Еще примеры:</text:span></text:p>
      <text:list xml:id="list873245950" text:style-name="L2">
        <text:list-item>
          <text:p text:style-name="P5"><text:span text:style-name="T1">Is </text:span><text:span text:style-name="T5">this room </text:span><text:span text:style-name="T1">cleaned </text:span><text:span text:style-name="T5">every day?</text:span></text:p>
        </text:list-item>
        <text:list-item>
          <text:p text:style-name="P5"><text:span text:style-name="T5">The people </text:span><text:span text:style-name="T1">are employed by</text:span><text:span text:style-name="T5"> the company.</text:span></text:p>
        </text:list-item>
      </text:list>
      <text:p text:style-name="P2"><text:span text:style-name="T5">По временам:</text:span></text:p>
      <text:list xml:id="list863437845" text:style-name="L3">
        <text:list-item>
          <text:p text:style-name="P6"><text:span text:style-name="T5">This room </text:span><text:span text:style-name="T1">is cleaned</text:span><text:span text:style-name="T5"> every day. (present simple)</text:span></text:p>
        </text:list-item>
        <text:list-item>
          <text:p text:style-name="P6"><text:span text:style-name="T5">This toom </text:span><text:span text:style-name="T1">was cleaned</text:span><text:span text:style-name="T5"> yesterday. (past simple)</text:span></text:p>
        </text:list-item>
        <text:list-item>
          <text:p text:style-name="P6"><text:span text:style-name="T5">The room </text:span><text:span text:style-name="T1">will be cleaned</text:span><text:span text:style-name="T5"> later. (infinitive)</text:span></text:p>
        </text:list-item>
        <text:list-item>
          <text:p text:style-name="P6"><text:span text:style-name="T5">The room should </text:span><text:span text:style-name="T1">have been cleaned</text:span><text:span text:style-name="T5">. (perfect infinitive)</text:span></text:p>
        </text:list-item>
        <text:list-item>
          <text:p text:style-name="P6"><text:span text:style-name="T5">The room looks nice. It </text:span><text:span text:style-name="T1">has been cleaned</text:span><text:span text:style-name="T5">. (present perfect)</text:span></text:p>
        </text:list-item>
        <text:list-item>
          <text:p text:style-name="P6"><text:span text:style-name="T5">The room looked nice. It </text:span><text:span text:style-name="T1">had been cleaned</text:span><text:span text:style-name="T5">. (past perfect)</text:span></text:p>
        </text:list-item>
        <text:list-item>
          <text:p text:style-name="P6"><text:span text:style-name="T5">The room </text:span><text:span text:style-name="T1">is being cleaned</text:span><text:span text:style-name="T5"> at the moment. (present continuous)</text:span></text:p>
        </text:list-item>
        <text:list-item>
          <text:p text:style-name="P6"><text:span text:style-name="T5">The room </text:span><text:span text:style-name="T1">was being cleaned</text:span><text:span text:style-name="T5"> when I arrived. (past continuous)</text:span></text:p>
        </text:list-item>
      </text:list>
      <text:list xml:id="list1623441487" text:continue-list="list1363816733" text:style-name="L1">
        <text:list-header>
          <text:p text:style-name="P1"><text:span text:style-name="T2"/></text:p>
        </text:list-header>
      </text:list>
      <text:p text:style-name="Level_20_1">Словарный запас</text:p>
      <text:p text:style-name="Level_20_2">Phrasal verbs</text:p>
      <text:p text:style-name="Level_20_3">Come</text:p>
      <text:list xml:id="list1250065230" text:style-name="L4">
        <text:list-item>
          <text:p text:style-name="P8"><text:span text:style-name="T1">come along</text:span></text:p>
          <text:list>
            <text:list-item>
              <text:p text:style-name="P4"><text:span text:style-name="T5">to go somewhere with someone or to go to the same place as them</text:span></text:p>
            </text:list-item>
          </text:list>
        </text:list-item>
      </text:list>
      <text:p text:style-name="P7"><text:span text:style-name="T5">We are going to watch the football — do you want to </text:span><text:span text:style-name="T1">come along</text:span><text:span text:style-name="T5">?</text:span></text:p>
      <text:p text:style-name="P7"><text:span text:style-name="T5">You go ahead if you're in a harry. I'll</text:span><text:span text:style-name="T1"> come along</text:span><text:span text:style-name="T5"> later.</text:span></text:p>
      <text:list xml:id="list2034806435" text:continue-numbering="true" text:style-name="L4">
        <text:list-item>
          <text:p text:style-name="P9">come apart </text:p>
          <text:list>
            <text:list-item>
              <text:p text:style-name="P4"><text:span text:style-name="T5">separate into peaces</text:span></text:p>
            </text:list-item>
          </text:list>
        </text:list-item>
      </text:list>
      <text:p text:style-name="P7"><text:span text:style-name="T5">The antique picture frame just </text:span><text:span text:style-name="T1">came apart </text:span><text:span text:style-name="T5">in my hands.</text:span></text:p>
      <text:list xml:id="list174929936" text:continue-numbering="true" text:style-name="L4">
        <text:list-item>
          <text:p text:style-name="P9">come around </text:p>
          <text:list>
            <text:list-item>
              <text:p text:style-name="P4"><text:span text:style-name="T5">become conscious again</text:span></text:p>
            </text:list-item>
          </text:list>
        </text:list-item>
      </text:list>
      <text:p text:style-name="P7"><text:span text:style-name="T5">A nurse was with me when I </text:span><text:span text:style-name="T1">came round </text:span><text:span text:style-name="T5">after the operation.</text:span></text:p>
      <text:list xml:id="list250841797" text:continue-numbering="true" text:style-name="L4">
        <text:list-item>
          <text:p text:style-name="P9">come out </text:p>
          <text:list>
            <text:list-item>
              <text:p text:style-name="P3">disappear or become less strong</text:p>
            </text:list-item>
          </text:list>
        </text:list-item>
      </text:list>
      <text:p text:style-name="P10">Let your shirt soak overnight and the stain will probably <text:span text:style-name="T1">come out</text:span>.</text:p>
      <text:list xml:id="list2032651281" text:continue-numbering="true" text:style-name="L4">
        <text:list-item>
          <text:list>
            <text:list-item>
              <text:p text:style-name="P3"><text:soft-page-break/>become public knowledge after it has been kept secret</text:p>
            </text:list-item>
          </text:list>
        </text:list-item>
      </text:list>
      <text:p text:style-name="P10">If this story <text:span text:style-name="T1">comes out about </text:span>the Minister, he'll have to resign.</text:p>
      <text:list xml:id="list871688920" text:continue-numbering="true" text:style-name="L4">
        <text:list-item>
          <text:list>
            <text:list-item>
              <text:p text:style-name="P3">be given to people (of results or information)</text:p>
            </text:list-item>
          </text:list>
        </text:list-item>
      </text:list>
      <text:p text:style-name="P10">When do your results <text:span text:style-name="T1">come out</text:span>?</text:p>
      <text:list xml:id="list339621653" text:continue-numbering="true" text:style-name="L4">
        <text:list-item>
          <text:list>
            <text:list-item>
              <text:p text:style-name="P3">leave after a period in a place (hospital or prison)</text:p>
            </text:list-item>
          </text:list>
        </text:list-item>
      </text:list>
      <text:p text:style-name="P10">Jane's <text:span text:style-name="T1">come out </text:span>of hospital at the weekend.</text:p>
      <text:p text:style-name="P10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mbria" svg:font-family="Cambria"/>
    <style:font-face style:name="OpenSymbol" svg:font-family="Open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23T19:50:09</meta:creation-date>
    <meta:generator>OpenOffice.org/3.2$Linux OpenOffice.org_project/320m12$Build-9483</meta:generator>
    <dc:date>2010-02-23T20:31:06</dc:date>
    <meta:editing-duration>PT00H40M57S</meta:editing-duration>
    <meta:editing-cycles>14</meta:editing-cycles>
    <meta:document-statistic meta:table-count="0" meta:image-count="0" meta:object-count="0" meta:page-count="2" meta:paragraph-count="39" meta:word-count="280" meta:character-count="1452"/>
  </office:meta>
</office:document-meta>
</file>